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Esercizio 1</text:p>
      <text:p text:style-name="P2">CLIENTE</text:p>
      <text:p text:style-name="P3">public class Cliente implements Comparable&lt;Cliente&gt;{</text:p>
      <text:p text:style-name="Normal"><text:span text:style-name="T4">   <text:s/></text:span>private String nominativo;</text:p>
      <text:p text:style-name="Normal">    private String codiceFiscale;</text:p>
      <text:p text:style-name="Normal">    private String residenza;</text:p>
      <text:p text:style-name="Normal">   <text:s/></text:p>
      <text:p text:style-name="Normal">    Cliente(String nominativo, String codiceFiscale, String residenza){</text:p>
      <text:p text:style-name="Normal">        this.nominativo = nominativo;</text:p>
      <text:p text:style-name="Normal">        this.codiceFiscale = codiceFiscale;</text:p>
      <text:p text:style-name="Normal">        this.residenza = residenza;</text:p>
      <text:p text:style-name="Normal">    }</text:p>
      <text:p text:style-name="Normal">   <text:s/></text:p>
      <text:p text:style-name="Normal">    Cliente(String codiceFiscale){</text:p>
      <text:p text:style-name="Normal">        this.nominativo = "Unknown";</text:p>
      <text:p text:style-name="Normal">        this.codiceFiscale = codiceFiscale;</text:p>
      <text:p text:style-name="Normal">        this.residenza = "Unknown";</text:p>
      <text:p text:style-name="Normal">    }</text:p>
      <text:p text:style-name="Normal"/>
      <text:p text:style-name="Normal">    public String getNominativo() {</text:p>
      <text:p text:style-name="Normal">        return nominativo;</text:p>
      <text:p text:style-name="Normal">    }</text:p>
      <text:p text:style-name="Normal"/>
      <text:p text:style-name="Normal">    public void setNominativo(String nominativo) {</text:p>
      <text:p text:style-name="Normal">        this.nominativo = nominativo;</text:p>
      <text:p text:style-name="Normal">    }</text:p>
      <text:p text:style-name="Normal"/>
      <text:p text:style-name="Normal">    public String getCodiceFiscale() {</text:p>
      <text:p text:style-name="Normal">        return codiceFiscale;</text:p>
      <text:p text:style-name="Normal">    }</text:p>
      <text:p text:style-name="Normal"/>
      <text:p text:style-name="Normal">    public void setCodiceFiscale(String codiceFiscale) {</text:p>
      <text:p text:style-name="Normal">        this.codiceFiscale = codiceFiscale;</text:p>
      <text:p text:style-name="Normal">    }</text:p>
      <text:p text:style-name="Normal"/>
      <text:p text:style-name="Normal">    public String getResidenza() {</text:p>
      <text:p text:style-name="Normal">        return residenza;</text:p>
      <text:p text:style-name="Normal">    }</text:p>
      <text:p text:style-name="Normal"/>
      <text:p text:style-name="Normal">    public void setResidenza(String residenza) {</text:p>
      <text:p text:style-name="Normal">        this.residenza = residenza;</text:p>
      <text:p text:style-name="Normal">    }</text:p>
      <text:p text:style-name="Normal">   <text:s/></text:p>
      <text:p text:style-name="Normal">    @Override</text:p>
      <text:p text:style-name="Normal">    public boolean equals(Object obj){</text:p>
      <text:p text:style-name="Normal">        if(obj == null || !(obj instanceof Cliente))</text:p>
      <text:p text:style-name="Normal">            return false;</text:p>
      <text:p text:style-name="Normal">        Cliente c = (Cliente) obj;</text:p>
      <text:p text:style-name="Normal">        return nominativo.equals(c.getNominativo()) &amp;&amp; codiceFiscale.equals(c.getCodiceFiscale()) &amp;&amp; residenza.equals(c.getResidenza());</text:p>
      <text:p text:style-name="Normal">    }</text:p>
      <text:p text:style-name="Normal"/>
      <text:p text:style-name="Normal">    @Override</text:p>
      <text:p text:style-name="Normal">    public String toString(){</text:p>
      <text:p text:style-name="Normal">        return "Nominativo: " + nominativo + "Codice Fiscale: " + codiceFiscale + "Residenza: " + residenza;</text:p>
      <text:p text:style-name="Normal">    }</text:p>
      <text:p text:style-name="Normal"/>
      <text:p text:style-name="Normal">    @Override</text:p>
      <text:p text:style-name="Normal">    public int compareTo(Cliente obj){</text:p>
      <text:p text:style-name="Normal">        return this.codiceFiscale.compareTo(obj.getCodiceFiscale());</text:p>
      <text:p text:style-name="Normal">    }</text:p>
      <text:p text:style-name="Normal">}</text:p>
      <text:p text:style-name="Normal"/>
      <text:p text:style-name="Normal"/>
      <text:p text:style-name="P5">AUTOMOBILE</text:p>
      <text:p text:style-name="P6">class Automobile implements Comparable&lt;Automobile&gt;{</text:p>
      <text:p text:style-name="P7">   <text:s/></text:p>
      <text:p text:style-name="Normal"><text:span text:style-name="T8">   <text:s/></text:span>private String targa;</text:p>
      <text:p text:style-name="Normal">    private Cliente proprietario;</text:p>
      <text:p text:style-name="Normal"/>
      <text:p text:style-name="Normal">    public Automobile(String targa, Cliente proprietario) {</text:p>
      <text:p text:style-name="Normal">        this.targa = targa;</text:p>
      <text:p text:style-name="Normal">        this.proprietario = proprietario;</text:p>
      <text:p text:style-name="Normal">    }</text:p>
      <text:p text:style-name="Normal"/>
      <text:p text:style-name="Normal">    public String getTarga() {</text:p>
      <text:p text:style-name="Normal">        return targa;</text:p>
      <text:p text:style-name="Normal">    }</text:p>
      <text:p text:style-name="Normal"/>
      <text:p text:style-name="Normal">    public void setTarga(String targa) {</text:p>
      <text:p text:style-name="Normal">        this.targa = targa;</text:p>
      <text:p text:style-name="Normal">    }</text:p>
      <text:p text:style-name="Normal"/>
      <text:p text:style-name="Normal">    public Cliente getProprietario() {</text:p>
      <text:p text:style-name="Normal">        return proprietario;</text:p>
      <text:p text:style-name="Normal">    }</text:p>
      <text:p text:style-name="Normal"/>
      <text:p text:style-name="Normal">    public void setProprietario(Cliente proprietario) {</text:p>
      <text:p text:style-name="Normal">        this.proprietario = proprietario;</text:p>
      <text:p text:style-name="Normal">    }</text:p>
      <text:p text:style-name="Normal"/>
      <text:p text:style-name="Normal">    public boolean equals(Object obj){</text:p>
      <text:p text:style-name="Normal">        if(obj == null || !(obj instanceof Automobile))</text:p>
      <text:p text:style-name="Normal">            return false;</text:p>
      <text:p text:style-name="Normal">        Automobile a = (Automobile) obj;</text:p>
      <text:p text:style-name="Normal">        return this.targa.equals(a.getTarga()) &amp;&amp; this.proprietario.equals(a.getProprietario());</text:p>
      <text:p text:style-name="Normal">    }</text:p>
      <text:p text:style-name="Normal"/>
      <text:p text:style-name="Normal">    public String toString(){</text:p>
      <text:p text:style-name="Normal">        return "Targa: " + targa + "; Proprietario: " + proprietario;</text:p>
      <text:p text:style-name="Normal">    }</text:p>
      <text:p text:style-name="Normal"/>
      <text:p text:style-name="Normal">    public int compareTo(Automobile a){</text:p>
      <text:p text:style-name="Normal">        return targa.compareTo(a.getTarga());</text:p>
      <text:p text:style-name="Normal">    }</text:p>
      <text:p text:style-name="Normal">}</text:p>
      <text:p text:style-name="P9"><text:span text:style-name="T10">ARCHIVIO</text:span></text:p>
      <text:p text:style-name="Normal">public class Archivio {</text:p>
      <text:p text:style-name="Normal"/>
      <text:p text:style-name="Normal">    private List&lt;Automobile&gt; lista = new ArrayList&lt;Automobile&gt;();</text:p>
      <text:p text:style-name="Normal">   <text:s/></text:p>
      <text:p text:style-name="Normal">    public Archivio(){</text:p>
      <text:p text:style-name="Normal"/>
      <text:p text:style-name="Normal">    }</text:p>
      <text:p text:style-name="Normal"/>
      <text:p text:style-name="Normal">    public void insert(String targa, Cliente cliente){</text:p>
      <text:p text:style-name="Normal">        Automobile a = new Automobile(targa, cliente);</text:p>
      <text:p text:style-name="Normal">        for(Automobile at : lista){</text:p>
      <text:p text:style-name="Normal">            if(a.equals(at)){</text:p>
      <text:p text:style-name="Normal">                at.setProprietario(cliente);</text:p>
      <text:p text:style-name="Normal">                return;</text:p>
      <text:p text:style-name="Normal">            }</text:p>
      <text:p text:style-name="Normal">        }</text:p>
      <text:p text:style-name="Normal">        lista.add(a);</text:p>
      <text:p text:style-name="Normal">    }</text:p>
      <text:p text:style-name="Normal">   <text:s/></text:p>
      <text:p text:style-name="Normal">    public boolean deleteByTarga(String targa){</text:p>
      <text:p text:style-name="Normal">        Iterator&lt;Automobile&gt; iterator = lista.iterator();</text:p>
      <text:p text:style-name="Normal">        while(iterator.hasNext())</text:p>
      <text:p text:style-name="Normal">            if(iterator.next().getTarga().equals(targa)){</text:p>
      <text:p text:style-name="Normal">                iterator.remove();</text:p>
      <text:p text:style-name="Normal">                return true;</text:p>
      <text:p text:style-name="Normal">            }</text:p>
      <text:p text:style-name="Normal">        return false;</text:p>
      <text:p text:style-name="Normal">    }</text:p>
      <text:p text:style-name="Normal"/>
      <text:p text:style-name="Normal">    public Archivio nuovoArchivio(String citta){</text:p>
      <text:p text:style-name="Normal">        Archivio less = new Archivio();</text:p>
      <text:p text:style-name="Normal">        for(Automobile at : lista){</text:p>
      <text:p text:style-name="Normal">            if(at.getProprietario().getResidenza().equals(citta))</text:p>
      <text:p text:style-name="Normal">                less.insert(at.getTarga(),at.getProprietario());</text:p>
      <text:p text:style-name="Normal">        }</text:p>
      <text:p text:style-name="Normal">        return less;</text:p>
      <text:p text:style-name="Normal">    }</text:p>
      <text:p text:style-name="Normal"/>
      <text:p text:style-name="Normal">    public void SortByTarga(){</text:p>
      <text:p text:style-name="Normal">        Collections.sort(lista);</text:p>
      <text:p text:style-name="Normal">    }</text:p>
      <text:p text:style-name="Normal"/>
      <text:p text:style-name="Normal">    public void SortByCF(){</text:p>
      <text:p text:style-name="Normal">        Collections.sort(lista,new Comparator&lt;Automobile&gt;() {</text:p>
      <text:p text:style-name="Normal">            public int compare(Automobile a1, Automobile a2){</text:p>
      <text:p text:style-name="Normal">                return a1.getProprietario().compareTo(a2.getProprietario());</text:p>
      <text:p text:style-name="Normal">            }</text:p>
      <text:p text:style-name="Normal">        });</text:p>
      <text:p text:style-name="Normal">    }</text:p>
      <text:p text:style-name="Normal">    public void Stampa(){</text:p>
      <text:p text:style-name="Normal">        for(Automobile at : lista){</text:p>
      <text:p text:style-name="Normal">            System.out.println(at.toString());</text:p>
      <text:p text:style-name="Normal">        }</text:p>
      <text:p text:style-name="Normal">    }</text:p>
      <text:p text:style-name="Normal">}</text:p>
      <text:p text:style-name="P11">Esercizio2</text:p>
      <text:p text:style-name="Normal">public class Esercizio2 {</text:p>
      <text:p text:style-name="Normal">    public static &lt;T&gt; void riordina(T[] array){</text:p>
      <text:p text:style-name="Normal">        T temp;</text:p>
      <text:p text:style-name="Normal">        for(int i = 0; i &lt; array.length/2; i++){</text:p>
      <text:p text:style-name="Normal">            temp = array[i];</text:p>
      <text:p text:style-name="Normal">            array[i] = array[array.length - i];</text:p>
      <text:p text:style-name="Normal">            array[array.length - i] = temp;</text:p>
      <text:p text:style-name="Normal">        }</text:p>
      <text:p text:style-name="Normal">    }<text:s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09T17:35:00Z</meta:creation-date>
    <dc:date>2023-11-09T17:42:00Z</dc:date>
    <meta:template xlink:href="Normal.dotm" xlink:type="simple"/>
    <meta:editing-cycles>2</meta:editing-cycles>
    <meta:editing-duration>PT420S</meta:editing-duration>
    <meta:document-statistic meta:page-count="1" meta:paragraph-count="8" meta:word-count="669" meta:character-count="4477" meta:row-count="31" meta:non-whitespace-character-count="3816"/>
  </office:meta>
</office:document-meta>
</file>